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officeooo:rsid="02ed1fb2" style:font-style-asian="normal" style:font-style-complex="normal"/>
    </style:style>
    <style:style style:name="T32" style:family="text">
      <style:text-properties fo:font-style="normal" officeooo:rsid="02ee4673" style:font-style-asian="normal" style:font-style-complex="normal"/>
    </style:style>
    <style:style style:name="T33" style:family="text">
      <style:text-properties fo:font-style="normal" officeooo:rsid="02ef043f" style:font-style-asian="normal" style:font-style-complex="normal"/>
    </style:style>
    <style:style style:name="T34" style:family="text">
      <style:text-properties fo:font-style="normal" officeooo:rsid="02f02b66" style:font-style-asian="normal" style:font-style-complex="normal"/>
    </style:style>
    <style:style style:name="T35" style:family="text">
      <style:text-properties fo:font-style="normal" officeooo:rsid="02f13350" style:font-style-asian="normal" style:font-style-complex="normal"/>
    </style:style>
    <style:style style:name="T36" style:family="text">
      <style:text-properties fo:font-style="normal" officeooo:rsid="02f17438" style:font-style-asian="normal" style:font-style-complex="normal"/>
    </style:style>
    <style:style style:name="T37" style:family="text">
      <style:text-properties fo:font-style="normal" officeooo:rsid="02f2ea61" style:font-style-asian="normal" style:font-style-complex="normal"/>
    </style:style>
    <style:style style:name="T38" style:family="text">
      <style:text-properties fo:font-style="normal" officeooo:rsid="02f4a93f" style:font-style-asian="normal" style:font-style-complex="normal"/>
    </style:style>
    <style:style style:name="T39" style:family="text">
      <style:text-properties fo:font-style="normal" officeooo:rsid="02f4b8a5" style:font-style-asian="normal" style:font-style-complex="normal"/>
    </style:style>
    <style:style style:name="T40" style:family="text">
      <style:text-properties fo:font-style="normal" officeooo:rsid="02f5537f" style:font-style-asian="normal" style:font-style-complex="normal"/>
    </style:style>
    <style:style style:name="T41" style:family="text">
      <style:text-properties fo:font-style="normal" style:text-underline-style="none" officeooo:rsid="02e2cd15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0836784"/>
    </style:style>
    <style:style style:name="T47" style:family="text">
      <style:text-properties officeooo:rsid="01e21ff5"/>
    </style:style>
    <style:style style:name="T48" style:family="text">
      <style:text-properties officeooo:rsid="0233449b"/>
    </style:style>
    <style:style style:name="T49" style:family="text">
      <style:text-properties officeooo:rsid="02317916"/>
    </style:style>
    <style:style style:name="T50" style:family="text">
      <style:text-properties officeooo:rsid="023d18e5"/>
    </style:style>
    <style:style style:name="T51" style:family="text">
      <style:text-properties officeooo:rsid="024f9d17"/>
    </style:style>
    <style:style style:name="T52" style:family="text">
      <style:text-properties officeooo:rsid="02867bcd"/>
    </style:style>
    <style:style style:name="T53" style:family="text">
      <style:text-properties officeooo:rsid="028c3f47"/>
    </style:style>
    <style:style style:name="T54" style:family="text">
      <style:text-properties officeooo:rsid="0063a409"/>
    </style:style>
    <style:style style:name="T55" style:family="text">
      <style:text-properties officeooo:rsid="02a492ce"/>
    </style:style>
    <style:style style:name="T56" style:family="text">
      <style:text-properties officeooo:rsid="02320032"/>
    </style:style>
    <style:style style:name="T57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52">8</text:span></text:p>
      <text:p text:style-name="P18"/>
      <text:p text:style-name="P18"/>
      <text:p text:style-name="P14">© 201<text:span text:style-name="T52">8</text:span> by Wolfgang 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13"/>
      <text:p text:style-name="P15">Music engraving by LilyPond 2.18.0 (http://www.lilypond.org).<text:span text:style-name="T43"><text:line-break/>Front matter</text:span> typeset with EB Garamond (http://www.georgduffner.at/ebgaramond).</text:p>
      <text:p text:style-name="P18"/>
      <text:p text:style-name="P12">First <text:span text:style-name="T47">version</text:span>, <text:span text:style-name="T55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5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57">9</text:span>).</text:p>
      <text:p text:style-name="P5"/>
      <text:p text:style-name="P7">In general, this edition closely follows the autograph. Any changes <text:span text:style-name="T4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50"> cor, corno; Ms, manuscript; o</text:span>rg, basses and organ; <text:span text:style-name="T50">r, rest;</text:span> S, soprano; T<text:span text:style-name="T46">, </text:span>tenor; <text:span text:style-name="T53">vl</text:span>, violin; <text:span text:style-name="T50">vla</text:span>, viola<text:span text:style-name="T51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41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31"><text:line-break/><text:line-break/>201f<text:tab/>org<text:tab/>rhythm adapted to S</text:span><text:span text:style-name="T34"> </text:span><text:span text:style-name="T31">1 </text:span><text:span text:style-name="T33">and</text:span><text:span text:style-name="T31"> A</text:span><text:span text:style-name="T32"> (in Ms: eights)</text:span><text:span text:style-name="T37"><text:line-break/>217ff<text:tab/>org<text:tab/>upper voice missing in Ms</text:span><text:span text:style-name="T35"><text:line-break/>221<text:tab/>org<text:tab/>1st quarter in Ms: e′8</text:span><text:span text:style-name="T36"><text:line-break/>226<text:tab/>S1 <text:tab/>2nd quarter in Ms: cis″4</text:span><text:span text:style-name="T38"><text:line-break/>230<text:tab/>T<text:tab/>1st half of bar in Ms: d′4–e4</text:span><text:span text:style-name="T39"><text:line-break/>239<text:tab/>B<text:tab/>4th eighth in Ms: g8</text:span><text:span text:style-name="T40"> 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9">wolfgang</text:span> (at) <text:span text:style-name="T48">esser-skala</text:span>.at<text:span text:style-name="T49"> or create an issue or pull request on the edition’s GitHub page (https://github.com/skafdasschaf/ galuppi-magnificat-BurG-II-61)</text:span>. Your help will be greatly appreciated.</text:p>
      <text:p text:style-name="P10"><text:soft-page-break/></text:p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56">1<text:tab/>Magnificat<text:tab/>1</text:span><text:line-break/><text:span text:style-name="T56">2<text:tab/>Esurientes<text:tab/>16</text:span><text:span text:style-name="T7"><text:line-break/></text:span><text:span text:style-name="T56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2T00:07:48.937237005</dc:date>
    <dc:creator>Wolfgang Skala</dc:creator>
    <meta:editing-duration>P8DT8H2M51S</meta:editing-duration>
    <meta:editing-cycles>678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69" meta:character-count="2686" meta:non-whitespace-character-count="2224"/>
  </office:meta>
</office:document-meta>
</file>